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9.368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9" style:family="table-cell" style:parent-style-name="Default">
      <style:table-cell-properties fo:background-color="#401810" style:text-align-source="fix" style:repeat-content="false" style:vertical-align="middle"/>
      <style:paragraph-properties fo:text-align="center" fo:margin-left="0cm"/>
      <style:text-properties fo:color="#ffffff" style:font-name="Impact" fo:font-size="24pt" style:font-size-asian="24pt" style:font-size-complex="24pt"/>
    </style:style>
    <style:style style:name="ce3" style:family="table-cell" style:parent-style-name="Default">
      <style:table-cell-properties fo:background-color="#8c2d10" style:text-align-source="fix" style:repeat-content="false"/>
      <style:paragraph-properties fo:text-align="center" fo:margin-left="0cm"/>
      <style:text-properties fo:color="#ffffff" style:font-name="Arial Black" fo:font-size="14pt" style:font-size-asian="14pt" style:font-size-complex="14pt"/>
    </style:style>
    <style:style style:name="ce11" style:family="table-cell" style:parent-style-name="Default">
      <style:table-cell-properties fo:background-color="#f2b660" fo:border="0.74pt double #999999" style:border-line-width="0.009cm 0.009cm 0.009cm"/>
      <style:text-properties style:font-name="Calibri Light"/>
    </style:style>
    <style:style style:name="ce4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8c2d10" style:text-align-source="fix" style:repeat-content="false" fo:border="0.74pt solid #000000"/>
      <style:paragraph-properties fo:text-align="center" fo:margin-left="0cm"/>
      <style:text-properties fo:color="#ffffff"/>
    </style:style>
    <style:style style:name="ce5" style:family="table-cell" style:parent-style-name="Default">
      <style:table-cell-properties fo:background-color="#355269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37">
      <style:table-cell-properties fo:background-color="#f2b660" fo:border="0.74pt double #999999" style:border-line-width="0.009cm 0.009cm 0.009cm"/>
      <style:text-properties style:font-name="Calibri Light"/>
    </style:style>
    <style:style style:name="ce16" style:family="table-cell" style:parent-style-name="Default" style:data-style-name="N11">
      <style:table-cell-properties fo:background-color="#8c2d10" style:text-align-source="fix" style:repeat-content="false" fo:border="0.74pt solid #000000"/>
      <style:paragraph-properties fo:text-align="center" fo:margin-left="0cm"/>
      <style:text-properties fo:color="#ffffff"/>
    </style:style>
    <style:style style:name="ce17" style:family="table-cell" style:parent-style-name="Default" style:data-style-name="N11"/>
    <style:style style:name="ce18" style:family="table-cell" style:parent-style-name="Default" style:data-style-name="N61">
      <style:table-cell-properties fo:background-color="#f2b660" fo:border="0.74pt double #999999" style:border-line-width="0.009cm 0.009cm 0.009cm"/>
      <style:text-properties style:font-name="Calibri Light"/>
    </style:style>
    <style:style style:name="ce19" style:family="table-cell" style:parent-style-name="Default" style:data-style-name="N61">
      <style:table-cell-properties fo:background-color="#f2b660" fo:border="0.74pt double #999999" style:border-line-width="0.009cm 0.009cm 0.009cm"/>
      <style:text-properties style:font-name="Calibri Light"/>
    </style:style>
    <style:style style:name="ce20" style:family="table-cell" style:parent-style-name="Default" style:data-style-name="N11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401810"/>
    </style:style>
    <style:style style:name="ce27" style:family="table-cell" style:parent-style-name="Default" style:data-style-name="N11">
      <style:table-cell-properties fo:background-color="#f2b660"/>
    </style:style>
    <style:style style:name="ce28" style:family="table-cell" style:parent-style-name="Default">
      <style:table-cell-properties fo:background-color="#f2b66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content-validations>
        <table:content-validation table:name="val1" table:condition="of:cell-content-is-in-list(&quot;Concluído&quot;;&quot;À terminar&quot;;&quot;Não iniciado&quot;)" table:allow-empty-cell="true" table:display-list="unsorted" table:base-cell-address="Planilha1.D7">
          <table:error-message table:message-type="stop" table:display="true"/>
        </table:content-validation>
        <table:content-validation table:name="val2" table:condition="of:cell-content-is-in-list(&quot;SAÚDE&quot;;&quot;LAZER&quot;;&quot;EDUCAÇÃO&quot;;&quot;TAREFAS DA CASA&quot;;&quot;CUIDADOS COM OS FILHOS&quot;)" table:allow-empty-cell="true" table:display-list="unsorted" table:base-cell-address="Planilha1.E7">
          <table:error-message table:message-type="stop" table:display="true"/>
        </table:content-validation>
        <table:content-validation table:name="val3" table:base-cell-address="Planilha1.G7">
          <table:error-message table:message-type="stop" table:display="true"/>
        </table:content-validation>
      </table:content-validations>
      <table:table table:name="Planilha1" table:style-name="ta1">
        <table:shapes>
          <draw:frame draw:z-index="0" draw:style-name="gr1" draw:text-style-name="P1" svg:width="8.097cm" svg:height="4.544cm" svg:x="34.75cm" svg:y="3.68cm">
            <draw:object draw:notify-on-update-of-ranges="Planilha1.E54:Planilha1.E54 Planilha1.F54:Planilha1.F54 Planilha1.G54:Planilha1.G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9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9" office:value-type="string" calcext:value-type="string" table:number-columns-spanned="8" table:number-rows-spanned="1">
            <text:p>Controle de Tarefas</text:p>
          </table:table-cell>
          <table:covered-table-cell table:number-columns-repeated="7" table:style-name="ce5"/>
          <table:table-cell table:style-name="ce8" table:number-columns-repeated="6"/>
        </table:table-row>
        <table:table-row table:style-name="ro1" table:number-rows-repeated="2">
          <table:table-cell table:style-name="Default" table:number-columns-repeated="7"/>
          <table:table-cell table:number-columns-repeated="7"/>
        </table:table-row>
        <table:table-row table:style-name="ro3">
          <table:table-cell table:style-name="ce3" office:value-type="string" calcext:value-type="string">
            <text:p>Hábito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Hora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Indicador</text:p>
          </table:table-cell>
          <table:table-cell table:style-name="ce3" office:value-type="string" calcext:value-type="string">
            <text:p>NOT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rumar a casa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6H00M00S" calcext:value-type="time">
            <text:p>16:00:00</text:p>
          </table:table-cell>
          <table:table-cell table:content-validation-name="val1" office:value-type="string" calcext:value-type="string">
            <text:p>À terminar</text:p>
          </table:table-cell>
          <table:table-cell table:content-validation-name="val2" office:value-type="string" calcext:value-type="string">
            <text:p>TAREFAS DA CASA</text:p>
          </table:table-cell>
          <table:table-cell table:content-validation-name="val3" table:formula="of:=IF([.D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office:value-type="string" calcext:value-type="string">
            <text:p>Buscar maria da creche 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5H30M00S" calcext:value-type="time">
            <text:p>15:30:00</text:p>
          </table:table-cell>
          <table:table-cell table:content-validation-name="val1" office:value-type="string" calcext:value-type="string">
            <text:p>À terminar</text:p>
          </table:table-cell>
          <table:table-cell table:content-validation-name="val2" office:value-type="string" calcext:value-type="string">
            <text:p>CUIDADOS COM MARIA</text:p>
          </table:table-cell>
          <table:table-cell table:content-validation-name="val3" table:formula="of:=IF([.D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office:value-type="string" calcext:value-type="string">
            <text:p>Estudar análise de dados 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8H00M00S" calcext:value-type="time">
            <text:p>18:00:00</text:p>
          </table:table-cell>
          <table:table-cell table:content-validation-name="val1" office:value-type="string" calcext:value-type="string">
            <text:p>Concluído</text:p>
          </table:table-cell>
          <table:table-cell table:content-validation-name="val2" office:value-type="string" calcext:value-type="string">
            <text:p>EDUCAÇÃO</text:p>
          </table:table-cell>
          <table:table-cell table:content-validation-name="val3" table:formula="of:=IF([.D9]=&quot;Concluído&quot;;&quot;✅&quot;;&quot;❌&quot;)" office:value-type="string" office:string-value="✅" calcext:value-type="string">
            <text:p>✅</text:p>
          </table:table-cell>
          <table:table-cell table:content-validation-name="val3"/>
          <table:table-cell table:number-columns-repeated="7"/>
        </table:table-row>
        <table:table-row table:style-name="ro1">
          <table:table-cell office:value-type="string" calcext:value-type="string">
            <text:p>Comemeçar a fazer o jantar 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8H30M00S" calcext:value-type="time">
            <text:p>18:30:00</text:p>
          </table:table-cell>
          <table:table-cell table:content-validation-name="val1" office:value-type="string" calcext:value-type="string">
            <text:p>Não iniciado</text:p>
          </table:table-cell>
          <table:table-cell table:content-validation-name="val2" office:value-type="string" calcext:value-type="string">
            <text:p>TAREFAS DA CASA</text:p>
          </table:table-cell>
          <table:table-cell table:content-validation-name="val3" table:formula="of:=IF([.D1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office:value-type="string" calcext:value-type="string">
            <text:p>Dar banho Na Maria </text:p>
          </table:table-cell>
          <table:table-cell table:style-name="ce15" office:value-type="date" office:date-value="2025-06-26" calcext:value-type="date">
            <text:p>26/06/25</text:p>
          </table:table-cell>
          <table:table-cell table:style-name="ce18" office:value-type="time" office:time-value="PT19H00M00S" calcext:value-type="time">
            <text:p>19:00:00</text:p>
          </table:table-cell>
          <table:table-cell table:content-validation-name="val1" office:value-type="string" calcext:value-type="string">
            <text:p>Não iniciado</text:p>
          </table:table-cell>
          <table:table-cell table:content-validation-name="val2" office:value-type="string" calcext:value-type="string">
            <text:p>CUIDADOS COM MARIA</text:p>
          </table:table-cell>
          <table:table-cell table:content-validation-name="val3" table:formula="of:=IF([.D11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2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3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4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5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6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19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1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2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3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4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5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6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29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1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2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3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4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5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6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39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1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2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3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4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5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6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7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8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49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 table:formula="of:=IF([.D50]=&quot;Concluído&quot;;&quot;✅&quot;;&quot;❌&quot;)" office:value-type="string" office:string-value="❌" calcext:value-type="string">
            <text:p>❌</text:p>
          </table:table-cell>
          <table:table-cell table:content-validation-name="val3"/>
          <table:table-cell table:number-columns-repeated="7"/>
        </table:table-row>
        <table:table-row table:style-name="ro4">
          <table:table-cell table:style-name="ce4" office:value-type="string" calcext:value-type="string">
            <text:p>Total</text:p>
          </table:table-cell>
          <table:table-cell table:style-name="ce4" table:number-columns-repeated="2"/>
          <table:table-cell table:style-name="ce20" table:formula="of:=COUNTIF([.D7:.D50];&quot;Concluído&quot;) / COUNTA([.D7:.D50])" office:value-type="percentage" office:value="0.2" calcext:value-type="percentage">
            <text:p>20,00%</text:p>
          </table:table-cell>
          <table:table-cell table:style-name="ce4" table:number-columns-repeated="3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6" office:value-type="string" calcext:value-type="string">
            <text:p>: Vermelho</text:p>
          </table:table-cell>
          <table:table-cell table:style-name="ce26" office:value-type="string" calcext:value-type="string">
            <text:p><text:s/>Amarelo</text:p>
          </table:table-cell>
          <table:table-cell table:style-name="ce26" office:value-type="string" calcext:value-type="string">
            <text:p><text:s/>Verde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7" table:formula="of:=MIN([.D51];0.3)" office:value-type="percentage" office:value="0.2" calcext:value-type="percentage">
            <text:p>20,00%</text:p>
          </table:table-cell>
          <table:table-cell table:style-name="ce28" table:formula="of:=MIN(MAX([.D51] - 0.3; 0); 0.4)" office:value-type="float" office:value="0" calcext:value-type="float">
            <text:p>0</text:p>
          </table:table-cell>
          <table:table-cell table:style-name="ce28" table:formula="of:=MAX([.D51] - 0.7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Progresso</text:p>
          </table:table-cell>
          <table:table-cell table:style-name="ce16" table:formula="of:=COUNTIF([.D7:.D50];&quot;Concluído&quot;) / COUNTA([.C7:.C50])" office:value-type="percentage" office:value="0.2" calcext:value-type="percentage">
            <text:p>20,00%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ce17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6" office:value-type="string" calcext:value-type="string">
            <text:p>Faixa</text:p>
          </table:table-cell>
          <table:table-cell table:style-name="ce26" office:value-type="string" calcext:value-type="string">
            <text:p>Valor calculado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8" office:value-type="string" calcext:value-type="string">
            <text:p>Vermelho</text:p>
          </table:table-cell>
          <table:table-cell table:style-name="ce28" office:value-type="string" calcext:value-type="string">
            <text:p>Até 30%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8" office:value-type="string" calcext:value-type="string">
            <text:p>amarelo</text:p>
          </table:table-cell>
          <table:table-cell table:style-name="ce28" office:value-type="string" calcext:value-type="string">
            <text:p>30% <text:s/>a 70%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28" office:value-type="string" calcext:value-type="string">
            <text:p>verde</text:p>
          </table:table-cell>
          <table:table-cell table:style-name="ce28" office:value-type="string" calcext:value-type="string">
            <text:p>70% a !00%</text:p>
          </table:table-cell>
          <table:table-cell table:style-name="Default"/>
          <table:table-cell table:number-columns-repeated="7"/>
        </table:table-row>
        <table:table-row table:style-name="ro1" table:number-rows-repeated="4">
          <table:table-cell table:style-name="Default" table:number-columns-repeated="7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Default" table:formula="of:=MAX([.D51] - 0.7; 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</table:table-row>
        <calcext:conditional-formats>
          <calcext:conditional-format calcext:target-range-address="Planilha1.D7:Planilha1.D51">
            <calcext:condition calcext:apply-style-name="VerdeConclído" calcext:value="contains-text(&quot;concluído&quot;)" calcext:base-cell-address="Planilha1.D7"/>
            <calcext:condition calcext:apply-style-name="AmareloATerminar" calcext:value="contains-text(&quot;À terminar&quot;)" calcext:base-cell-address="Planilha1.D7"/>
            <calcext:condition calcext:apply-style-name="VermelhoNDF" calcext:value="contains-text(&quot;Não iniciado&quot;)" calcext:base-cell-address="Planilha1.D7"/>
          </calcext:conditional-format>
        </calcext:conditional-formats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anilha1.A6:Planilha1.G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VerdeConclído" style:family="table-cell" style:parent-style-name="Default">
      <style:table-cell-properties fo:background-color="#22c500"/>
    </style:style>
    <style:style style:name="AmareloATerminar" style:family="table-cell" style:parent-style-name="Default">
      <style:table-cell-properties fo:background-color="#fafaa3"/>
    </style:style>
    <style:style style:name="VermelhoNadaFeito" style:family="table-cell" style:parent-style-name="Default">
      <style:table-cell-properties fo:background-color="#cf8472"/>
    </style:style>
    <style:style style:name="VermelhoNDF" style:family="table-cell" style:parent-style-name="Default">
      <style:table-cell-properties fo:background-color="#cf7b7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6T14:41:29.481000000</meta:creation-date>
    <dc:date>2025-09-16T15:18:18.735000000</dc:date>
    <meta:editing-duration>P1DT14H55M18S</meta:editing-duration>
    <meta:editing-cycles>18</meta:editing-cycles>
    <meta:generator>LibreOffice/7.4.3.2$Windows_x86 LibreOffice_project/1048a8393ae2eeec98dff31b5c133c5f1d08b890</meta:generator>
    <meta:document-statistic meta:table-count="2" meta:cell-count="96" meta:object-count="1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opacity="0%"/>
    </style:style>
    <style:style style:name="ch2" style:family="chart">
      <style:chart-properties chart:stacked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>
      <style:chart-properties chart:solid-type="cuboid"/>
      <style:graphic-properties draw:fill-color="#c5000b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98cm" svg:height="4.545cm" xlink:href=".." xlink:type="simple" chart:class="chart:bar" chart:style-name="ch1">
        <chart:plot-area chart:style-name="ch2" table:cell-range-address="Planilha1.E54:Planilha1.G54" svg:x="0.322cm" svg:y="0cm" svg:width="7.774cm" svg:height="4.363cm">
          <chart:coordinate-region svg:x="0.322cm" svg:y="0cm" svg:width="7.774cm" svg:height="4.363cm"/>
          <chart:axis chart:dimension="x" chart:name="primary-x" chart:style-name="ch3"/>
          <chart:axis chart:dimension="y" chart:name="primary-y" chart:style-name="ch4"/>
          <chart:series chart:style-name="ch5" chart:values-cell-range-address="Planilha1.E54:Planilha1.E54" chart:class="chart:bar">
            <chart:data-point chart:style-name="ch6"/>
          </chart:series>
          <chart:series chart:style-name="ch7" chart:values-cell-range-address="Planilha1.F54:Planilha1.F54" chart:class="chart:bar">
            <chart:data-point/>
          </chart:series>
          <chart:series chart:style-name="ch8" chart:values-cell-range-address="Planilha1.G54:Planilha1.G54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">
                <text:p>0.2</text:p>
                <draw:g>
                  <svg:desc>Planilha1.E54:Planilha1.E54</svg:desc>
                </draw:g>
              </table:table-cell>
              <table:table-cell office:value-type="float" office:value="0">
                <text:p>0</text:p>
                <draw:g>
                  <svg:desc>Planilha1.F54:Planilha1.F54</svg:desc>
                </draw:g>
              </table:table-cell>
              <table:table-cell office:value-type="float" office:value="0">
                <text:p>0</text:p>
                <draw:g>
                  <svg:desc>Planilha1.G54:Planilha1.G5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